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48cm" svg:height="0.766cm" draw:transform="rotate (-1.55264490257416) translate (5.29262141283678cm 2.7704977257257cm)" svg:viewBox="0 0 5549 767" svg:d="M138 708c340 31 1565 44 2285 55 719 9 2718-2 3091-9 129 5-139-710-252-710-368 1-1608 83-2444 90-836 11-2407-82-2764-134-121-16-16 698 84 708z">
          <text:p/>
        </draw:path>
        <draw:path draw:style-name="gr1" draw:text-style-name="P1" draw:layer="layout" svg:width="0.977cm" svg:height="2.685cm" draw:transform="skewX (-0.0010471975511966) rotate (-1.55212130379856) translate (6.31170660916359cm 2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3cm" svg:height="0.661cm" draw:transform="skewX (0.001221730476396) rotate (-2.15687788961459) translate (5.4206401432275cm 2.77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198) rotate (-2.15652882376419) translate (4.32288958045838cm 2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6.57279065192771cm 2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3) rotate (-1.55194677087336) translate (6.35236529608568cm 7.8842917469207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9) rotate (-2.1556561591382) translate (5.46862398526101cm 8.00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8) rotate (-2.15652882376419) translate (4.3878895804584cm 8.31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195) rotate (-2.1556561591382) translate (6.637640332617cm 8.042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16:13.942000000</dc:date>
    <meta:editing-duration>PT3M13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